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cf28" officeooo:paragraph-rsid="001ccf28"/>
    </style:style>
    <style:style style:name="P2" style:family="paragraph" style:parent-style-name="Standard">
      <style:paragraph-properties fo:text-align="start" style:justify-single-word="false"/>
      <style:text-properties officeooo:rsid="001ccf28" officeooo:paragraph-rsid="001ccf28"/>
    </style:style>
    <style:style style:name="P3" style:family="paragraph" style:parent-style-name="Standard">
      <style:paragraph-properties fo:text-align="start" style:justify-single-word="false"/>
      <style:text-properties fo:font-style="italic" officeooo:rsid="001e7e3e" officeooo:paragraph-rsid="001e7e3e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f540e" officeooo:paragraph-rsid="001f540e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officeooo:rsid="00209a67" officeooo:paragraph-rsid="00209a67"/>
    </style:style>
    <style:style style:name="P6" style:family="paragraph" style:parent-style-name="Standard">
      <style:paragraph-properties fo:text-align="start" style:justify-single-word="false"/>
      <style:text-properties officeooo:rsid="002601ff" officeooo:paragraph-rsid="002601ff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ccf28" officeooo:paragraph-rsid="001ccf28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ccf28" officeooo:paragraph-rsid="001ccf28"/>
    </style:style>
    <style:style style:name="P9" style:family="paragraph" style:parent-style-name="Standard">
      <style:paragraph-properties fo:text-align="start" style:justify-single-word="false"/>
      <style:text-properties officeooo:rsid="002601ff" officeooo:paragraph-rsid="002601f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 Linux</text:p>
      <text:p text:style-name="P2"/>
      <text:p text:style-name="P3">(Note: On Chrultrabooks, pressing shift + key makes it uppercase.)</text:p>
      <text:p text:style-name="P3">https://youtu.be/1fXc0MzbAuE</text:p>
      <text:p text:style-name="P3"/>
      <text:p text:style-name="P3"/>
      <text:p text:style-name="P3"/>
      <text:p text:style-name="P3"/>
      <text:p text:style-name="P3"/>
      <text:p text:style-name="P3"/>
      <text:p text:style-name="P4">General CMD prompts</text:p>
      <text:p text:style-name="P2">lsblk</text:p>
      <text:list text:style-name="L1">
        <text:list-item>
          <text:p text:style-name="P7">Meaning, “list block devices”</text:p>
        </text:list-item>
        <text:list-item>
          <text:p text:style-name="P7">Use to check partitions</text:p>
        </text:list-item>
      </text:list>
      <text:p text:style-name="P2"/>
      <text:p text:style-name="P2">fdisk</text:p>
      <text:list text:style-name="L2">
        <text:list-item>
          <text:p text:style-name="P8">meaning format disk, detailed </text:p>
        </text:list-item>
      </text:list>
      <text:p text:style-name="P2"/>
      <text:p text:style-name="P5">sudo fdisk /dev/mmcblk0</text:p>
      <text:p text:style-name="P5">1,2</text:p>
      <text:p text:style-name="P5">d</text:p>
      <text:p text:style-name="P5">w</text:p>
      <text:p text:style-name="P5"/>
      <text:p text:style-name="P5"><text:a xlink:type="simple" xlink:href="https://www.youtube.com/watch?v=3czrHtFHteY" text:style-name="Internet_20_link" text:visited-style-name="Visited_20_Internet_20_Link">https://www.youtube.com/watch?v=3czrHtFHteY</text:a></text:p>
      <text:p text:style-name="P5"><text:a xlink:type="simple" xlink:href="https://www.youtube.com/watch?v=Xob204NlgDM" text:style-name="Internet_20_link" text:visited-style-name="Visited_20_Internet_20_Link">https://www.youtube.com/watch?v=Xob204NlgDM</text:a></text:p>
      <text:p text:style-name="P5"/>
      <text:p text:style-name="P5">Install the xfce4-goodies package for extra plugins and utilities: sudo pacman -S xfce4-goodies</text:p>
      <text:p text:style-name="P5"/>
      <text:p text:style-name="P5">sudo pacman -S libreoffice-still </text:p>
      <text:p text:style-name="P5"/>
      <text:p text:style-name="P6">power management still has lid options, etc.</text:p>
      <text:p text:style-name="P6"/>
      <text:p text:style-name="P6"><text:a xlink:type="simple" xlink:href="https://www.youtube.com/watch?v=EYiN8vDkacc" text:style-name="Internet_20_link" text:visited-style-name="Visited_20_Internet_20_Link">https://www.youtube.com/watch?v=EYiN8vDkacc</text:a></text:p>
      <text:p text:style-name="P6"><text:a xlink:type="simple" xlink:href="https://www.youtube.com/watch?v=ttZKwrR6xKQ" text:style-name="Internet_20_link" text:visited-style-name="Visited_20_Internet_20_Link">https://www.youtube.com/watch?v=ttZKwrR6xKQ</text:a>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6T06:37:22.095088737</meta:creation-date>
    <dc:date>2025-07-21T15:03:34.333719346</dc:date>
    <meta:editing-duration>PT34M42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20" meta:word-count="67" meta:character-count="590" meta:non-whitespace-character-count="544"/>
  </office:meta>
</office:document-meta>
</file>